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Hindi1" svg:font-family="'Lohit Hindi'"/>
    <style:font-face style:name="arial" svg:font-family="arial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onsolas" fo:font-size="10.5pt" fo:letter-spacing="normal" fo:font-style="normal" fo:font-weight="normal"/>
    </style:style>
    <style:style style:name="P2" style:family="paragraph" style:parent-style-name="Standard">
      <style:text-properties fo:color="#888888" style:font-name="arial" fo:font-size="9.75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onsolas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888888" style:font-name="arial" fo:font-size="9.75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Consolas" fo:font-size="10.5pt" fo:letter-spacing="normal" fo:font-style="normal" fo:font-weight="normal"/>
    </style:style>
    <style:style style:name="T1" style:family="text">
      <style:text-properties fo:font-variant="normal" fo:text-transform="none" fo:color="#000000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3" style:family="text">
      <style:text-properties style:font-name="Consolas"/>
    </style:style>
    <style:style style:name="T4" style:family="text">
      <style:text-properties fo:color="#888888" style:font-name="arial" fo:font-size="9.7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WEBONATOR NOV-2014</text:h>
      <text:p text:style-name="P3">SUB TASK NUMBER: 3</text:p>
      <text:p text:style-name="P3"><text:span text:style-name="Source_20_Text"><text:span text:style-name="T2">TITLE :Create pivot table using nested queries or stored proc</text:span></text:span></text:p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>//---VIEW FOR OBTAINING THE table to PIVOT-------------------</text:span></text:span></text:p>
      <text:p text:style-name="P6"><text:span text:style-name="Source_20_Text">mysql&gt; CREATE VIEW table1 AS</text:span></text:p>
      <text:p text:style-name="P6"><text:span text:style-name="Source_20_Text"><text:s text:c="4"/>-&gt; SELECT </text:span></text:p>
      <text:p text:style-name="P6"><text:span text:style-name="Source_20_Text"><text:s text:c="4"/>-&gt; ga.user_id as user, </text:span></text:p>
      <text:p text:style-name="P6"><text:span text:style-name="Source_20_Text"><text:s text:c="4"/>-&gt; q.content as questions, </text:span></text:p>
      <text:p text:style-name="P6"><text:span text:style-name="Source_20_Text"><text:s text:c="4"/>-&gt; ga.score_count as answer,</text:span></text:p>
      <text:p text:style-name="P6"><text:span text:style-name="Source_20_Text"><text:s text:c="4"/>-&gt; am.assessment_id as assessmnet </text:span></text:p>
      <text:p text:style-name="P6"><text:span text:style-name="Source_20_Text"><text:s text:c="4"/>-&gt; FROM </text:span></text:p>
      <text:p text:style-name="P6"><text:span text:style-name="Source_20_Text"><text:s text:c="4"/>-&gt; given_assessments ga,</text:span></text:p>
      <text:p text:style-name="P6"><text:span text:style-name="Source_20_Text"><text:s text:c="4"/>-&gt; questions q,</text:span></text:p>
      <text:p text:style-name="P6"><text:span text:style-name="Source_20_Text"><text:s text:c="4"/>-&gt; assessment_mapping am </text:span></text:p>
      <text:p text:style-name="P6"><text:span text:style-name="Source_20_Text"><text:s text:c="4"/>-&gt; WHERE </text:span></text:p>
      <text:p text:style-name="P6"><text:span text:style-name="Source_20_Text"><text:s text:c="4"/>-&gt; ga.assess_map_id=am.id AND </text:span></text:p>
      <text:p text:style-name="P6"><text:span text:style-name="Source_20_Text"><text:s text:c="4"/>-&gt; am.questions_id=q.id;</text:span></text:p>
      <text:p text:style-name="P6"><text:span text:style-name="Source_20_Text">Query OK, 0 rows affected (0.04 sec)</text:span></text:p>
      <text:p text:style-name="P6"><text:span text:style-name="Source_20_Text"/></text:p>
      <text:p text:style-name="P6"><text:span text:style-name="Source_20_Text"><text:s/>select * from table1;</text:span></text:p>
      <text:p text:style-name="P6"><text:span text:style-name="Source_20_Text">+------+-----------+--------+------------+</text:span></text:p>
      <text:p text:style-name="P6"><text:span text:style-name="Source_20_Text">| user | questions | answer | assessmnet |</text:span></text:p>
      <text:p text:style-name="P6"><text:span text:style-name="Source_20_Text">+------+-----------+--------+------------+</text:span></text:p>
      <text:p text:style-name="P6"><text:span text:style-name="Source_20_Text">| <text:s text:c="3"/>1 | A for ?? <text:s/>| <text:s text:c="5"/>1 | <text:s text:c="9"/>1 |</text:span></text:p>
      <text:p text:style-name="P6"><text:span text:style-name="Source_20_Text">| <text:s text:c="3"/>1 | B for ?? <text:s/>| <text:s text:c="5"/>0 | <text:s text:c="9"/>1 |</text:span></text:p>
      <text:p text:style-name="P6"><text:span text:style-name="Source_20_Text">| <text:s text:c="3"/>1 | C for ?? <text:s/>| <text:s text:c="5"/>1 | <text:s text:c="9"/>1 |</text:span></text:p>
      <text:p text:style-name="P6"><text:span text:style-name="Source_20_Text">| <text:s text:c="3"/>1 | D for ?? <text:s/>| <text:s text:c="5"/>0 | <text:s text:c="9"/>1 |</text:span></text:p>
      <text:p text:style-name="P6"><text:span text:style-name="Source_20_Text">| <text:s text:c="3"/>2 | A for ?? <text:s/>| <text:s text:c="5"/>0 | <text:s text:c="9"/>1 |</text:span></text:p>
      <text:p text:style-name="P6"><text:span text:style-name="Source_20_Text">| <text:s text:c="3"/>2 | B for ?? <text:s/>| <text:s text:c="5"/>0 | <text:s text:c="9"/>1 |</text:span></text:p>
      <text:p text:style-name="P6"><text:span text:style-name="Source_20_Text">| <text:s text:c="3"/>2 | C for ?? <text:s/>| <text:s text:c="5"/>1 | <text:s text:c="9"/>1 |</text:span></text:p>
      <text:p text:style-name="P6"><text:span text:style-name="Source_20_Text">| <text:s text:c="3"/>2 | D for ?? <text:s/>| <text:s text:c="5"/>0 | <text:s text:c="9"/>1 |</text:span></text:p>
      <text:p text:style-name="P6"><text:span text:style-name="Source_20_Text">| <text:s text:c="3"/>3 | A for ?? <text:s/>| <text:s text:c="5"/>1 | <text:s text:c="9"/>1 |</text:span></text:p>
      <text:p text:style-name="P6"><text:span text:style-name="Source_20_Text">| <text:s text:c="3"/>3 | B for ?? <text:s/>| <text:s text:c="5"/>1 | <text:s text:c="9"/>1 |</text:span></text:p>
      <text:p text:style-name="P6"><text:span text:style-name="Source_20_Text">| <text:s text:c="3"/>3 | C for ?? <text:s/>| <text:s text:c="5"/>1 | <text:s text:c="9"/>1 |</text:span></text:p>
      <text:p text:style-name="P6"><text:span text:style-name="Source_20_Text">| <text:s text:c="3"/>3 | D for ?? <text:s/>| <text:s text:c="5"/>1 | <text:s text:c="9"/>1 |</text:span></text:p>
      <text:p text:style-name="P6"><text:span text:style-name="Source_20_Text">| <text:s text:c="3"/>4 | A for ?? <text:s/>| <text:s text:c="5"/>0 | <text:s text:c="9"/>1 |</text:span></text:p>
      <text:p text:style-name="P6"><text:span text:style-name="Source_20_Text">| <text:s text:c="3"/>4 | B for ?? <text:s/>| <text:s text:c="5"/>0 | <text:s text:c="9"/>1 |</text:span></text:p>
      <text:p text:style-name="P6"><text:span text:style-name="Source_20_Text">| <text:s text:c="3"/>4 | C for ?? <text:s/>| <text:s text:c="5"/>0 | <text:s text:c="9"/>1 |</text:span></text:p>
      <text:p text:style-name="P6"><text:span text:style-name="Source_20_Text">| <text:s text:c="3"/>4 | D for ?? <text:s/>| <text:s text:c="5"/>0 | <text:s text:c="9"/>1 |</text:span></text:p>
      <text:p text:style-name="P6"><text:span text:style-name="Source_20_Text">+------+-----------+--------+------------+</text:span></text:p>
      <text:p text:style-name="P6"><text:span text:style-name="Source_20_Text">16 rows in set (0.00 sec)</text:span></text:p>
      <text:p text:style-name="P6"><text:span text:style-name="Source_20_Text"/></text:p>
      <text:p text:style-name="P6"><text:span text:style-name="Source_20_Text">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oft-page-break/><text:span text:style-name="Source_20_Text">//------STATIC WAY OF OBTAINING PIVOT TABLE FOR A SPECIFIC ASSESSMENT------</text:span></text:p>
      <text:p text:style-name="P6"><text:span text:style-name="Source_20_Text">mysql&gt; SELECT user, </text:span></text:p>
      <text:p text:style-name="P6"><text:span text:style-name="Source_20_Text"><text:s text:c="4"/>-&gt; MAX(CASE WHEN questions = 'A for ??' THEN answer END) `A for ??`,</text:span></text:p>
      <text:p text:style-name="P6"><text:span text:style-name="Source_20_Text"><text:s text:c="4"/>-&gt; MAX(CASE WHEN questions = 'B for ??' THEN answer END) `B for ??`,</text:span></text:p>
      <text:p text:style-name="P6"><text:span text:style-name="Source_20_Text"><text:s text:c="4"/>-&gt; MAX(CASE WHEN questions = 'C for ??' THEN answer END) `C for ??`,</text:span></text:p>
      <text:p text:style-name="P6"><text:span text:style-name="Source_20_Text"><text:s text:c="4"/>-&gt; MAX(CASE WHEN questions = 'D for ??' THEN answer END) `D for ??`</text:span></text:p>
      <text:p text:style-name="P6"><text:span text:style-name="Source_20_Text"><text:s text:c="4"/>-&gt; FROM table1</text:span></text:p>
      <text:p text:style-name="P6"><text:span text:style-name="Source_20_Text"><text:s text:c="4"/>-&gt; GROUP BY user;</text:span></text:p>
      <text:p text:style-name="P6"><text:span text:style-name="Source_20_Text">+------+----------+----------+----------+----------+</text:span></text:p>
      <text:p text:style-name="P6"><text:span text:style-name="Source_20_Text">| user | A for ?? | B for ?? | C for ?? | D for ?? |</text:span></text:p>
      <text:p text:style-name="P6"><text:span text:style-name="Source_20_Text">+------+----------+----------+----------+----------+</text:span></text:p>
      <text:p text:style-name="P6"><text:span text:style-name="Source_20_Text">| <text:s text:c="3"/>1 | <text:s text:c="7"/>1 | <text:s text:c="7"/>0 | <text:s text:c="7"/>1 | <text:s text:c="7"/>0 |</text:span></text:p>
      <text:p text:style-name="P6"><text:span text:style-name="Source_20_Text">| <text:s text:c="3"/>2 | <text:s text:c="7"/>0 | <text:s text:c="7"/>0 | <text:s text:c="7"/>1 | <text:s text:c="7"/>0 |</text:span></text:p>
      <text:p text:style-name="P6"><text:span text:style-name="Source_20_Text">| <text:s text:c="3"/>3 | <text:s text:c="7"/>1 | <text:s text:c="7"/>1 | <text:s text:c="7"/>1 | <text:s text:c="7"/>1 |</text:span></text:p>
      <text:p text:style-name="P6"><text:span text:style-name="Source_20_Text">| <text:s text:c="3"/>4 | <text:s text:c="7"/>0 | <text:s text:c="7"/>0 | <text:s text:c="7"/>0 | <text:s text:c="7"/>0 |</text:span></text:p>
      <text:p text:style-name="P6"><text:span text:style-name="Source_20_Text">+------+----------+----------+----------+----------+</text:span></text:p>
      <text:p text:style-name="P6"><text:span text:style-name="Source_20_Text">4 rows in set (0.00 sec)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0-WRONG ANSWER</text:span></text:p>
      <text:p text:style-name="P6"><text:span text:style-name="Source_20_Text">1-RIGHT ANSWER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>//--------DOES NOT EXECUTE---------ONLY FOR LOGIC REVIEW</text:span></text:p>
      <text:p text:style-name="P6"><text:span text:style-name="Source_20_Text"/></text:p>
      <text:p text:style-name="P6"><text:span text:style-name="Source_20_Text">//-----DYNAMIC WAY TO EXECUTE----</text:span></text:p>
      <text:p text:style-name="P3">//----SOLUTION:</text:p>
      <text:p text:style-name="P3"/>
      <text:p text:style-name="P3"/>
      <text:p text:style-name="P3">DELIMITER // </text:p>
      <text:p text:style-name="P3"/>
      <text:p text:style-name="P3"/>
      <text:p text:style-name="P3">DROP PROCEDURE IF EXISTS PivotTable </text:p>
      <text:p text:style-name="P3"/>
      <text:p text:style-name="P3">CREATE PROCEDURE PivotTable( </text:p>
      <text:p text:style-name="P3"><text:tab/>IN assessment_ID int </text:p>
      <text:p text:style-name="P3">) </text:p>
      <text:p text:style-name="P3">BEGIN </text:p>
      <text:p text:style-name="P3">/* By Umar Siddiqui </text:p>
      <text:p text:style-name="P3"><text:s/>* This Code Does not execute. </text:p>
      <text:p text:style-name="P3"><text:s/>* Send only to review logic </text:p>
      <text:p text:style-name="P3">*/ </text:p>
      <text:p text:style-name="P3">DECLARE stat_pivot VARCHAR(255) </text:p>
      <text:p text:style-name="P3">DECLARE stat_table VARCHAR(255) </text:p>
      <text:p text:style-name="P3">DECLARE x VARCHAR(255) </text:p>
      <text:p text:style-name="P3">DECLARE question VARCHAR(255) </text:p>
      <text:p text:style-name="P3"/>
      <text:p text:style-name="P3"/>
      <text:p text:style-name="P3">SET stat_table = </text:p>
      <text:p text:style-name="P3">'SELECT </text:p>
      <text:p text:style-name="P3">ga.user_id as user, </text:p>
      <text:p text:style-name="P3">q.content as questions, </text:p>
      <text:p text:style-name="P3">ga.user_answer as answer,</text:p>
      <text:p text:style-name="P3">am.assessment_id as assessmnet </text:p>
      <text:p text:style-name="P3">FROM </text:p>
      <text:p text:style-name="P3">given_assessments ga,</text:p>
      <text:p text:style-name="P3">questions q,</text:p>
      <text:p text:style-name="P3">assessment_mapping am </text:p>
      <text:p text:style-name="P3"><text:soft-page-break/>WHERE </text:p>
      <text:p text:style-name="P3">ga.assess_map_id=am.id AND </text:p>
      <text:p text:style-name="P3">am.questions_id=q.id</text:p>
      <text:p text:style-name="P3">AS st'// </text:p>
      <text:p text:style-name="P3"/>
      <text:p text:style-name="P3">SET stat_pivot = 'SELECT st.user,'// </text:p>
      <text:p text:style-name="P3"/>
      <text:p text:style-name="P3">REPEAT </text:p>
      <text:p text:style-name="P3">SET <text:s/>x = CONCAT('case when st.contents =', question,' <text:s/>then itemvalue end as', question)// </text:p>
      <text:p text:style-name="P3">SET <text:s/>stat_pivot = CONCAT(stat_pivot,x,',')// </text:p>
      <text:p text:style-name="P3">UNTIL </text:p>
      <text:p text:style-name="P3">END REPEAT// </text:p>
      <text:p text:style-name="P3"/>
      <text:p text:style-name="P3">SET stat_pivot = CONCAT(stat_pivot,'FROM st WHERE assessment=', assessment_ID)// </text:p>
      <text:p text:style-name="P3"/>
      <text:p text:style-name="P3">PREPARE stmt FROM stat_pivot// </text:p>
      <text:p text:style-name="P3">EXECUTE stmt// </text:p>
      <text:p text:style-name="P3">DEALLOCATE PREPARE stmt// </text:p>
      <text:p text:style-name="P3"><text:span text:style-name="Source_20_Text"><text:span text:style-name="T3">END // </text:span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>//---------------------------------------------END---------------//</text:span></text:span></text:p>
      <text:p text:style-name="P3"><text:span text:style-name="Source_20_Text"><text:span text:style-name="T3"/></text:span></text:p>
      <text:p text:style-name="P3">BY</text:p>
      <text:p text:style-name="P2">Umar Siddiqui<text:line-break/>(+91 9158284878)</text:p>
      <text:p text:style-name="P4"><text:span text:style-name="Source_20_Text"><text:span text:style-name="T4">Trainee – Webonise Lab Pvt Lt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courier new'"/>
    <style:font-face style:name="Lohit Hindi1" svg:font-family="'Lohit Hindi'"/>
    <style:font-face style:name="arial" svg:font-family="arial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4-11-14T16:29:07</meta:creation-date>
    <dc:date>2014-11-14T16:47:56</dc:date>
    <dc:creator>webonise </dc:creator>
    <meta:editing-duration>PT3M48S</meta:editing-duration>
    <meta:editing-cycles>1</meta:editing-cycles>
    <meta:document-statistic meta:table-count="0" meta:image-count="0" meta:object-count="0" meta:page-count="3" meta:paragraph-count="106" meta:word-count="597" meta:character-count="3504" meta:non-whitespace-character-count="2459"/>
    <meta:generator>LibreOffice/3.5$Linux_X86_64 LibreOffice_project/350m1$Build-2</meta:generator>
  </office:meta>
</office:document-meta>
</file>